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3" style:family="graphic" style:parent-style-name="standard">
      <style:graphic-properties draw:fill-color="#ffffff" draw:textarea-horizontal-align="justify" draw:textarea-vertical-align="top" draw:auto-grow-height="false" fo:min-height="0cm" fo:min-width="0cm"/>
    </style:style>
    <style:style style:name="gr4" style:family="graphic" style:parent-style-name="standard">
      <style:graphic-properties draw:fill-color="#ccff99" draw:textarea-vertical-align="middle"/>
    </style:style>
    <style:style style:name="gr5" style:family="graphic" style:parent-style-name="standard">
      <style:graphic-properties draw:fill-color="#ccff99" draw:textarea-vertical-align="top"/>
    </style:style>
    <style:style style:name="gr6" style:family="graphic" style:parent-style-name="standard">
      <style:graphic-properties draw:fill-color="#ffffcc" draw:textarea-vertical-align="top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-color="#ffffcc" draw:textarea-horizontal-align="justify" draw:textarea-vertical-align="top" draw:auto-grow-height="false" fo:min-height="0cm" fo:min-width="0cm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-color="#ff99ff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15" style:family="graphic" style:parent-style-name="standard">
      <style:graphic-properties draw:fill-color="#ff99ff" draw:textarea-horizontal-align="justify" draw:textarea-vertical-align="middle" draw:auto-grow-height="false" fo:min-height="0cm" fo:min-width="0cm" draw:shadow="visible"/>
    </style:style>
    <style:style style:name="gr16" style:family="graphic" style:parent-style-name="standard">
      <style:graphic-properties draw:fill-color="#99ff99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fill-color="#cccc99" draw:textarea-horizontal-align="justify" draw:textarea-vertical-align="middle" draw:auto-grow-height="false" fo:min-height="0cm" fo:min-width="0cm" draw:shadow="visible"/>
    </style:style>
    <style:style style:name="gr18" style:family="graphic" style:parent-style-name="standard">
      <style:graphic-properties draw:fill-color="#ff99ff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-color="#ffffcc" draw:textarea-vertical-align="middle" draw:shadow="hidden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 draw:shadow="visible"/>
    </style:style>
    <style:style style:name="gr21" style:family="graphic" style:parent-style-name="objectwithoutfill">
      <style:graphic-properties draw:stroke="dash" draw:stroke-dash="Fine_20_Dashed_20__28_var_29_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fill-color="#ccff00" draw:textarea-vertical-align="middle"/>
    </style:style>
    <style:style style:name="gr23" style:family="graphic" style:parent-style-name="standard">
      <style:graphic-properties draw:textarea-horizontal-align="justify" draw:textarea-vertical-align="top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margin-top="0.205cm" fo:margin-bottom="0.205cm" fo:text-align="start"/>
    </style:style>
    <style:style style:name="P4" style:family="paragraph">
      <style:paragraph-properties fo:margin-top="0.102cm" fo:margin-bottom="0.102cm" fo:text-align="start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style:paragraph-properties fo:margin-top="0.205cm" fo:margin-bottom="0.205cm" fo:text-align="start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margin-top="0.205cm" fo:margin-bottom="0.205cm" fo:text-align="start"/>
      <style:text-properties fo:font-size="12pt" style:text-underline-style="solid" style:text-underline-width="auto" style:text-underline-color="font-color" style:font-size-asian="12pt" style:font-size-complex="12pt"/>
    </style:style>
    <style:style style:name="P10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ff3333" fo:font-weight="bold" style:font-weight-asian="bold" style:font-weight-complex="bold"/>
    </style:style>
    <style:style style:name="T4" style:family="text">
      <style:text-properties fo:color="#ff3333" style:text-underline-style="solid" style:text-underline-width="auto" style:text-underline-color="font-color"/>
    </style:style>
    <style:style style:name="T5" style:family="text">
      <style:text-properties fo:color="#0000ff" fo:font-weight="bold" style:font-weight-asian="bold" style:font-weight-complex="bold"/>
    </style:style>
    <style:style style:name="T6" style:family="text">
      <style:text-properties fo:color="#3333ff" fo:font-weight="bold" style:font-weight-asian="bold" style:font-weight-complex="bold"/>
    </style:style>
    <style:style style:name="T7" style:family="text">
      <style:text-properties fo:color="#ff0066" fo:font-weight="bold" style:font-weight-asian="bold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cc0000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000000" style:text-line-through-style="none"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color="#cc0000" style:text-line-through-style="none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cc0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4" style:family="text">
      <style:text-properties fo:color="#ff0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5" style:family="text">
      <style:text-properties fo:color="#000000" style:text-line-through-style="solid"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2pt" style:text-underline-style="none" style:font-size-asian="12pt" style:font-size-complex="12pt"/>
    </style:style>
    <style:style style:name="T2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1" draw:layer="layout" svg:width="7.5cm" svg:height="1.5cm" svg:x="0cm" svg:y="0cm">
          <text:p text:style-name="P1">Router</text:p>
          <draw:enhanced-geometry svg:viewBox="0 0 21600 21600" draw:text-areas="0 0 21600 21600" draw:type="pentagon-right" draw:modifiers="18527.449673376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6.9cm" svg:height="16cm" svg:x="2cm" svg:y="11.5cm">
          <text:p text:style-name="P2">var Workspace = Backbone.Router.extend({</text:p>
          <text:p text:style-name="P2"/>
          <text:p text:style-name="P2"><text:s text:c="2"/>routes: {</text:p>
          <text:p text:style-name="P2"><text:s text:c="4"/>"help": <text:s text:c="16"/>"help", <text:s text:c="3"/>// #help</text:p>
          <text:p text:style-name="P2"><text:s text:c="4"/>"search/:query": <text:s text:c="7"/>"search", <text:s/>// #search/kiwis</text:p>
          <text:p text:style-name="P2"><text:s text:c="4"/>"search/:query/p:page": "search" <text:s text:c="2"/>// #search/kiwis/p7</text:p>
          <text:p text:style-name="P2"><text:s text:c="2"/>},</text:p>
          <text:p text:style-name="P2"/>
          <text:p text:style-name="P2"><text:s text:c="2"/>help: function() {</text:p>
          <text:p text:style-name="P2"><text:s text:c="4"/>...</text:p>
          <text:p text:style-name="P2"><text:s text:c="2"/>},</text:p>
          <text:p text:style-name="P2"/>
          <text:p text:style-name="P2"><text:s text:c="2"/>search: function(query, page) {</text:p>
          <text:p text:style-name="P2"><text:s text:c="4"/>...</text:p>
          <text:p text:style-name="P2"><text:s text:c="2"/>}</text:p>
          <text:p text:style-name="P2"/>
          <text:p text:style-name="P2">});</text:p>
          <draw:enhanced-geometry svg:viewBox="0 0 21600 21600" draw:path-stretchpoint-x="10800" draw:path-stretchpoint-y="10800" draw:text-areas="?f3 ?f4 ?f5 ?f6" draw:type="round-rectangle" draw:modifiers="953.0404349728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4cm" svg:height="2.7cm" svg:x="3.45cm" svg:y="5.8cm">
          <text:p text:style-name="P1">以 backbone.js vue.js 為藍本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預設">
        <draw:custom-shape draw:style-name="gr3" draw:text-style-name="P3" draw:layer="layout" svg:width="19cm" svg:height="27.7cm" svg:x="1cm" svg:y="1cm">
          <text:p text:style-name="P3">The routes hash maps URLs with parameters to </text:p>
          <text:p text:style-name="P3">functions on your router </text:p>
          <text:p text:style-name="P3">(or just direct function definitions, </text:p>
          <text:p text:style-name="P3">if you prefer), similar to the View's events hash.</text:p>
          <text:p text:style-name="P3">Routes can contain parameter parts, </text:p>
          <text:p text:style-name="P3"><text:span text:style-name="T1">:param</text:span>, which match a single URL component between slashes; </text:p>
          <text:p text:style-name="P3">and splat parts <text:span text:style-name="T1">*</text:span><text:span text:style-name="T2">splat</text:span>, </text:p>
          <text:p text:style-name="P3">which can match any number of URL components. </text:p>
          <text:p text:style-name="P3"/>
          <text:p text:style-name="P3">Part of a route can be made optional by surrounding </text:p>
          <text:p text:style-name="P3">it in parentheses <text:span text:style-name="T3">(/:optional)</text:span>.</text:p>
          <text:p text:style-name="P3">For example, a route of "search/<text:span text:style-name="T4">:query</text:span>/<text:span text:style-name="T2">p</text:span><text:span text:style-name="T4">:page</text:span>" </text:p>
          <text:p text:style-name="P3">will match a fragment of <text:span text:style-name="T5">#search/obama/p2</text:span>, </text:p>
          <text:p text:style-name="P3">passing "<text:span text:style-name="T2">obama</text:span>" and "<text:span text:style-name="T2">2</text:span>" to the action as positional arguments.</text:p>
          <text:p text:style-name="P3"/>
          <text:p text:style-name="P3">A route of "<text:span text:style-name="T3">file/*path</text:span>" will match <text:span text:style-name="T6">#file/folder/file.txt</text:span>, </text:p>
          <text:p text:style-name="P3">passing "<text:span text:style-name="T2">folder/file.txt</text:span>" to the action.</text:p>
          <text:p text:style-name="P3"/>
          <text:p text:style-name="P3">A route of "<text:span text:style-name="T3">docs/:section(/:subsection)</text:span>" will match #docs/faq </text:p>
          <text:p text:style-name="P3">and <text:span text:style-name="T5">#docs/faq/installing</text:span>, </text:p>
          <text:p text:style-name="P3">passing "faq" to the action in the first case, </text:p>
          <text:p text:style-name="P3">and passing "faq" and "installing" to the action in the second.</text:p>
          <text:p text:style-name="P4"/>
          <text:p text:style-name="P4"/>
          <draw:enhanced-geometry svg:viewBox="0 0 21600 21600" draw:path-stretchpoint-x="10800" draw:path-stretchpoint-y="10800" draw:text-areas="?f3 ?f4 ?f5 ?f6" draw:type="round-rectangle" draw:modifiers="1149.26239121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預設">
        <draw:custom-shape draw:style-name="gr3" draw:text-style-name="P3" draw:layer="layout" svg:width="19cm" svg:height="27.7cm" svg:x="1.001cm" svg:y="1.416cm">
          <text:p text:style-name="P3"/>
          <text:p text:style-name="P3"/>
          <text:p text:style-name="P3">A nested optional route of "<text:span text:style-name="T7">docs(/:section)(/:subsection)</text:span>" </text:p>
          <text:p text:style-name="P3">will match <text:span text:style-name="T5">#docs</text:span>, </text:p>
          <text:p text:style-name="P3"><text:span text:style-name="T5">#docs/faq</text:span>, and <text:span text:style-name="T5">#docs/faq/installing</text:span>, </text:p>
          <text:p text:style-name="P3">passing "faq" to the action in the second case, </text:p>
          <text:p text:style-name="P3">and passing "faq" and "installing" to the action in the third.</text:p>
          <text:p text:style-name="P3"/>
          <text:p text:style-name="P3">Trailing slashes are treated as part of the URL, </text:p>
          <text:p text:style-name="P3">and (correctly) treated as a unique route when accessed. </text:p>
          <text:p text:style-name="P3">docs and docs/ will fire different callbacks. </text:p>
          <text:p text:style-name="P3">If you can't avoid generating both types of URLs, </text:p>
          <text:p text:style-name="P3">you can define a "docs<text:span text:style-name="T7">(/)</text:span>" matcher to capture both cases.</text:p>
          <draw:enhanced-geometry svg:viewBox="0 0 21600 21600" draw:path-stretchpoint-x="10800" draw:path-stretchpoint-y="10800" draw:text-areas="?f3 ?f4 ?f5 ?f6" draw:type="round-rectangle" draw:modifiers="1149.26239121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預設">
        <draw:custom-shape draw:style-name="gr2" draw:text-style-name="P2" draw:layer="layout" svg:width="19cm" svg:height="16.1cm" svg:x="1cm" svg:y="1.4cm">
          <text:p text:style-name="P2">模式 <text:tab/>匹配路徑 <text:tab/>$route.params</text:p>
          <text:p text:style-name="P2"/>
          <text:p text:style-name="P2">/user/:username =&gt; /user/evan <text:tab/></text:p>
          <text:p text:style-name="P2">{ username: 'evan' }</text:p>
          <text:p text:style-name="P2"/>
          <text:p text:style-name="P2">/user/:username/post/:post_id =&gt; /user/evan/post/123 <text:tab/></text:p>
          <text:p text:style-name="P2">{ username: 'evan', post_id: 123 }</text:p>
          <draw:enhanced-geometry svg:viewBox="0 0 21600 21600" draw:path-stretchpoint-x="10800" draw:path-stretchpoint-y="10800" draw:text-areas="?f3 ?f4 ?f5 ?f6" draw:type="round-rectangle" draw:modifiers="1401.900503074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預設">
        <draw:custom-shape draw:style-name="gr1" draw:text-style-name="P1" draw:layer="layout" svg:width="5.6cm" svg:height="1.2cm" svg:x="0cm" svg:y="0cm">
          <text:p text:style-name="P1">2版規則</text:p>
          <draw:enhanced-geometry svg:viewBox="0 0 21600 21600" draw:text-areas="0 0 21600 21600" draw:type="pentagon-right" draw:modifiers="19725.763256561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4" draw:text-style-name="P5" draw:layer="layout" svg:width="5.3cm" svg:height="1cm" svg:x="1cm" svg:y="2.1cm">
          <text:p text:style-name="P2"><text:span text:style-name="T8">用 </text:span><text:span text:style-name="T9">/</text:span><text:span text:style-name="T8"> </text:span><text:span text:style-name="T8">作為階層分割</text:span></text:p>
        </draw:rect>
        <draw:rect draw:style-name="gr4" draw:text-style-name="P6" draw:layer="layout" svg:width="5.3cm" svg:height="1.9cm" svg:x="1cm" svg:y="3.8cm">
          <text:p text:style-name="P3"><text:span text:style-name="T8">命令符號有 </text:span><text:span text:style-name="T9">(){}*/</text:span></text:p>
          <text:p text:style-name="P3"><text:span text:style-name="T10">命令符號可加</text:span><text:span text:style-name="T9">\</text:span><text:span text:style-name="T10">做脫逸</text:span></text:p>
        </draw:rect>
        <draw:rect draw:style-name="gr5" draw:text-style-name="P6" draw:layer="layout" svg:width="10.6cm" svg:height="7.5cm" svg:x="1cm" svg:y="6.7cm">
          <text:p text:style-name="P3"><text:span text:style-name="T9">(</text:span><text:span text:style-name="T8">...</text:span><text:span text:style-name="T9">)</text:span><text:span text:style-name="T8"> </text:span><text:span text:style-name="T8">視為 </text:span><text:span text:style-name="T8">(?:...)?</text:span></text:p>
          <text:p text:style-name="P3"><text:span text:style-name="T8"/></text:p>
          <text:p text:style-name="P3"><text:span text:style-name="T8">a / b / file(.text)</text:span></text:p>
          <text:p text:style-name="P3"><text:span text:style-name="T8">可匹配</text:span></text:p>
          <text:p text:style-name="P3"><text:span text:style-name="T8">(a / b / file)</text:span></text:p>
          <text:p text:style-name="P3"><text:span text:style-name="T8">(a / b / file.text)</text:span></text:p>
          <text:p text:style-name="P3"><text:span text:style-name="T8"/></text:p>
          <text:p text:style-name="P3"><text:span text:style-name="T8">(...) </text:span><text:span text:style-name="T8">裡面不能有 </text:span><text:span text:style-name="T9">/</text:span><text:span text:style-name="T8"> </text:span><text:span text:style-name="T8">分隔符號，會讓情況變複雜</text:span></text:p>
          <text:p text:style-name="P3"><text:span text:style-name="T8">(...) </text:span><text:span text:style-name="T8">裡面不能有 </text:span><text:span text:style-name="T9">()</text:span><text:span text:style-name="T8"> </text:span><text:span text:style-name="T8">套嵌</text:span></text:p>
          <text:p text:style-name="P3"><text:span text:style-name="T8">(…) </text:span><text:span text:style-name="T8">可以有 </text:span><text:span text:style-name="T8">{…} {*...} </text:span><text:span text:style-name="T8">變數符號</text:span></text:p>
        </draw:rect>
        <draw:rect draw:style-name="gr5" draw:text-style-name="P6" draw:layer="layout" svg:width="10.6cm" svg:height="9.5cm" svg:x="1cm" svg:y="15.9cm">
          <text:p text:style-name="P3"><text:span text:style-name="T9">{</text:span><text:span text:style-name="T8">…</text:span><text:span text:style-name="T9">}</text:span><text:span text:style-name="T8"> </text:span><text:span text:style-name="T8">視為變數</text:span></text:p>
          <text:p text:style-name="P2"><text:span text:style-name="T11">{...} </text:span><text:span text:style-name="T11">裡面不能有 </text:span><text:span text:style-name="T12">() {} /</text:span></text:p>
          <text:p text:style-name="P3"><text:span text:style-name="T8"/></text:p>
          <text:p text:style-name="P3"><text:span text:style-name="T8">a / b/ {a}_{b}</text:span></text:p>
          <text:p text:style-name="P3"><text:span text:style-name="T8">可匹配 </text:span></text:p>
          <text:p text:style-name="P3"><text:span text:style-name="T8">(a / b / page_5)</text:span></text:p>
          <text:p text:style-name="P3"><text:span text:style-name="T8">(a / b / book_ggyy)</text:span></text:p>
          <text:p text:style-name="P3"><text:span text:style-name="T8"/></text:p>
          <text:p text:style-name="P3"><text:span text:style-name="T8">{}{}</text:span><text:span text:style-name="T8">不可連在一起，必須要有字元作區隔，如 </text:span><text:span text:style-name="T8">{}-{}</text:span></text:p>
          <text:p text:style-name="P3"><text:span text:style-name="T8">{...}</text:span><text:span text:style-name="T8">視為 </text:span><text:span text:style-name="T8">([^/]*) </text:span><text:span text:style-name="T8">或 </text:span><text:span text:style-name="T8">([^/]*?)</text:span></text:p>
          <text:p text:style-name="P3"><text:span text:style-name="T8">{…} </text:span><text:span text:style-name="T8">後面有字元視為 </text:span><text:span text:style-name="T8">([^/]*?)</text:span></text:p>
          <text:p text:style-name="P3"><text:span text:style-name="T8">{…} </text:span><text:span text:style-name="T8">後面無字元視為 </text:span><text:span text:style-name="T8">([^/]*)</text:span></text:p>
        </draw:rect>
      </draw:page>
      <draw:page draw:name="page6" draw:style-name="dp1" draw:master-page-name="預設">
        <draw:rect draw:style-name="gr5" draw:text-style-name="P6" draw:layer="layout" svg:width="10.6cm" svg:height="7.1cm" svg:x="1cm" svg:y="1.5cm">
          <text:p text:style-name="P3"><text:span text:style-name="T9">{*</text:span><text:span text:style-name="T8">…</text:span><text:span text:style-name="T9">}</text:span><text:span text:style-name="T8"> </text:span></text:p>
          <text:p text:style-name="P2"><text:span text:style-name="T11">{*...} </text:span><text:span text:style-name="T11">裡面不能有 </text:span><text:span text:style-name="T12">(){}/</text:span></text:p>
          <text:p text:style-name="P3"><text:span text:style-name="T8"/></text:p>
          <text:p text:style-name="P3"><text:span text:style-name="T8">a / b / {*…} </text:span></text:p>
          <text:p text:style-name="P3"><text:span text:style-name="T8">可匹配</text:span></text:p>
          <text:p text:style-name="P3"><text:span text:style-name="T8">a / b / c / d</text:span></text:p>
          <text:p text:style-name="P3"><text:span text:style-name="T8">a / b / cgcg</text:span></text:p>
          <text:p text:style-name="P3"><text:span text:style-name="T8"/></text:p>
          <text:p text:style-name="P3"><text:span text:style-name="T8">{*…}</text:span><text:span text:style-name="T8">必須放在最後</text:span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</draw:rect>
      </draw:page>
      <draw:page draw:name="page7" draw:style-name="dp1" draw:master-page-name="預設">
        <draw:rect draw:style-name="gr5" draw:text-style-name="P5" draw:layer="layout" svg:width="11.4cm" svg:height="23.8cm" svg:x="1.1cm" svg:y="3.9cm">
          <text:p text:style-name="P2"><text:span text:style-name="T9">()</text:span><text:span text:style-name="T8"> </text:span><text:span text:style-name="T8">裡面若有 </text:span><text:span text:style-name="T9">/ </text:span><text:span text:style-name="T10">不好處理的地方</text:span></text:p>
          <text:p text:style-name="P4"><text:span text:style-name="T10">意義不大，會讓情況更複雜</text:span></text:p>
          <text:p text:style-name="P2"><text:span text:style-name="T8"/></text:p>
          <text:p text:style-name="P3"><text:span text:style-name="T13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14"/></text:p>
          <text:p text:style-name="P3"><text:span text:style-name="T8"/></text:p>
          <text:p text:style-name="P4"><text:span text:style-name="T8"/></text:p>
        </draw:rect>
        <draw:custom-shape draw:style-name="gr1" draw:text-style-name="P1" draw:layer="layout" svg:width="5.6cm" svg:height="1.2cm" svg:x="0.001cm" svg:y="0.001cm">
          <text:p text:style-name="P1">注意事項</text:p>
          <draw:enhanced-geometry svg:viewBox="0 0 21600 21600" draw:text-areas="0 0 21600 21600" draw:type="pentagon-right" draw:modifiers="19725.763256561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4.3cm" svg:height="3.5cm" svg:x="1.7cm" svg:y="5.7cm">
          <text:p text:style-name="P3"><text:span text:style-name="T13">a / b (/)</text:span></text:p>
          <text:p text:style-name="P3"><text:span text:style-name="T8">取代方案</text:span></text:p>
          <text:p text:style-name="P3"><text:span text:style-name="T8">a / b</text:span></text:p>
          <text:p text:style-name="P3"><text:span text:style-name="T8">a / b /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3cm" svg:height="3.5cm" svg:x="6.7cm" svg:y="5.7cm">
          <text:p text:style-name="P3"><text:span text:style-name="T13">a / b (cd / )</text:span></text:p>
          <text:p text:style-name="P3"><text:span text:style-name="T8">取代</text:span></text:p>
          <text:p text:style-name="P3"><text:span text:style-name="T8">a / bcd /</text:span></text:p>
          <text:p text:style-name="P3"><text:span text:style-name="T8">a / b 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3cm" svg:height="3.5cm" svg:x="1.7cm" svg:y="9.8cm">
          <text:p text:style-name="P3"><text:span text:style-name="T13">a/ b ( / c)</text:span></text:p>
          <text:p text:style-name="P3"><text:span text:style-name="T8">取代</text:span></text:p>
          <text:p text:style-name="P3"><text:span text:style-name="T8">a / b / c</text:span></text:p>
          <text:p text:style-name="P3"><text:span text:style-name="T8">a / b 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3cm" svg:height="3.5cm" svg:x="6.7cm" svg:y="9.8cm">
          <text:p text:style-name="P3"><text:span text:style-name="T14">a / b ( / c / d)</text:span></text:p>
          <text:p text:style-name="P3"><text:span text:style-name="T8">取代 </text:span></text:p>
          <text:p text:style-name="P3"><text:span text:style-name="T8">a / b / c / d</text:span></text:p>
          <text:p text:style-name="P3"><text:span text:style-name="T8">a / b 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3cm" svg:height="5.9cm" svg:x="1.7cm" svg:y="14.1cm">
          <text:p text:style-name="P3"><text:span text:style-name="T14">a / b ( / c)( / d)</text:span></text:p>
          <text:p text:style-name="P3"><text:span text:style-name="T8"/></text:p>
          <text:p text:style-name="P3"><text:span text:style-name="T8">讓情況變複雜，不容易判別</text:span></text:p>
          <text:p text:style-name="P3"><text:span text:style-name="T8">取代 </text:span></text:p>
          <text:p text:style-name="P3"><text:span text:style-name="T8">a / b / c / d</text:span></text:p>
          <text:p text:style-name="P3"><text:span text:style-name="T8">a / b / c</text:span></text:p>
          <text:p text:style-name="P3"><text:span text:style-name="T8">a / b / d</text:span></text:p>
          <text:p text:style-name="P3"><text:span text:style-name="T8">a / b 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3cm" svg:height="5.9cm" svg:x="1.7cm" svg:y="20.8cm">
          <text:p text:style-name="P3"><text:span text:style-name="T14">a / b ( d / c)</text:span></text:p>
          <text:p text:style-name="P3"><text:span text:style-name="T8"/></text:p>
          <text:p text:style-name="P3"><text:span text:style-name="T8">沒太大作用</text:span></text:p>
          <text:p text:style-name="P3"><text:span text:style-name="T8">取代 </text:span></text:p>
          <text:p text:style-name="P3"><text:span text:style-name="T8">a / b</text:span></text:p>
          <text:p text:style-name="P3"><text:span text:style-name="T8">a / bd / c 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預設">
        <draw:rect draw:style-name="gr5" draw:text-style-name="P5" draw:layer="layout" svg:width="11.4cm" svg:height="7.2cm" svg:x="1cm" svg:y="1.1cm">
          <text:p text:style-name="P2"><text:span text:style-name="T10">{}{} </text:span><text:span text:style-name="T10">會讓狀況無法判定</text:span></text:p>
          <text:p text:style-name="P2"><text:span text:style-name="T10"/></text:p>
          <text:p text:style-name="P3"><text:span text:style-name="T10">a / b / </text:span><text:span text:style-name="T9">{x}{y}</text:span></text:p>
          <text:p text:style-name="P3"><text:span text:style-name="T10">轉換為正則為 </text:span><text:span text:style-name="T10">/^a\/b\/</text:span><text:span text:style-name="T9">([^/]*?)([^/]*)</text:span><text:span text:style-name="T10">$/</text:span></text:p>
          <text:p text:style-name="P3"><text:span text:style-name="T10">a/b/aasssss =&gt; {x}</text:span><text:span text:style-name="T10">將無法捕獲 </text:span><text:span text:style-name="T10">{y} = aasssss </text:span></text:p>
          <text:p text:style-name="P3"><text:span text:style-name="T10"/></text:p>
          <text:p text:style-name="P3"><text:span text:style-name="T10">a / b/ {x}({y}age)</text:span><text:span text:style-name="T10">也不行</text:span></text:p>
          <text:p text:style-name="P2"><text:span text:style-name="T10"/></text:p>
          <text:p text:style-name="P2"><text:span text:style-name="T8"/></text:p>
          <text:p text:style-name="P3"><text:span text:style-name="T13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14"/></text:p>
          <text:p text:style-name="P3"><text:span text:style-name="T8"/></text:p>
          <text:p text:style-name="P4"><text:span text:style-name="T8"/></text:p>
        </draw:rect>
        <draw:rect draw:style-name="gr5" draw:text-style-name="P5" draw:layer="layout" svg:width="11.4cm" svg:height="4.4cm" svg:x="1cm" svg:y="9.2cm">
          <text:p text:style-name="P2"><text:span text:style-name="T10">{} <text:s/>{} </text:span><text:span text:style-name="T10">之間必須至少要有一個判定字元</text:span></text:p>
          <text:p text:style-name="P2"><text:span text:style-name="T10"/></text:p>
          <text:p text:style-name="P3"><text:span text:style-name="T10">a / b / </text:span><text:span text:style-name="T9">{x}_{y}</text:span></text:p>
          <text:p text:style-name="P3"><text:span text:style-name="T10">轉換為正則為 </text:span><text:span text:style-name="T10">/^a\/b\/</text:span><text:span text:style-name="T9">([^/]*?)_([^/]*)</text:span><text:span text:style-name="T10">$/</text:span></text:p>
          <text:p text:style-name="P3"><text:span text:style-name="T10">a/b/aas__ssss =&gt; {x} = aas</text:span><text:span text:style-name="T10">，</text:span><text:span text:style-name="T10">{y} = _ssss <text:s text:c="2"/></text:span></text:p>
          <text:p text:style-name="P3"><text:span text:style-name="T10"/></text:p>
          <text:p text:style-name="P2"><text:span text:style-name="T10"/></text:p>
          <text:p text:style-name="P2"><text:span text:style-name="T8"/></text:p>
          <text:p text:style-name="P3"><text:span text:style-name="T13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14"/></text:p>
          <text:p text:style-name="P3"><text:span text:style-name="T8"/></text:p>
          <text:p text:style-name="P4"><text:span text:style-name="T8"/></text:p>
        </draw:rect>
        <draw:rect draw:style-name="gr5" draw:text-style-name="P5" draw:layer="layout" svg:width="11.4cm" svg:height="4.8cm" svg:x="1cm" svg:y="14.4cm">
          <text:p text:style-name="P2"><text:span text:style-name="T15">{*...} </text:span><text:span text:style-name="T15">必須擺在最後</text:span></text:p>
          <text:p text:style-name="P2"><text:span text:style-name="T10"/></text:p>
          <text:p text:style-name="P3"><text:span text:style-name="T10">a / b / </text:span><text:span text:style-name="T9">{*...} </text:span><text:span text:style-name="T10">/ </text:span><text:span text:style-name="T9">{x}</text:span></text:p>
          <text:p text:style-name="P3"><text:span text:style-name="T10">轉換為正則為 </text:span><text:span text:style-name="T10">/^a\/b\/</text:span><text:span text:style-name="T9">(.*)</text:span><text:span text:style-name="T10">\/</text:span><text:span text:style-name="T9">([^/]*)</text:span><text:span text:style-name="T10">$/</text:span></text:p>
          <text:p text:style-name="P3"><text:span text:style-name="T10">a / b / c / d / e</text:span></text:p>
          <text:p text:style-name="P3"><text:span text:style-name="T10"/></text:p>
          <text:p text:style-name="P2"><text:span text:style-name="T10"/></text:p>
          <text:p text:style-name="P2"><text:span text:style-name="T8"/></text:p>
          <text:p text:style-name="P3"><text:span text:style-name="T13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14"/></text:p>
          <text:p text:style-name="P3"><text:span text:style-name="T8"/></text:p>
          <text:p text:style-name="P4"><text:span text:style-name="T8"/></text:p>
        </draw:rect>
      </draw:page>
      <draw:page draw:name="page9" draw:style-name="dp1" draw:master-page-name="預設">
        <draw:custom-shape draw:style-name="gr1" draw:text-style-name="P1" draw:layer="layout" svg:width="5.6cm" svg:height="1.2cm" svg:x="0.002cm" svg:y="0.002cm">
          <text:p text:style-name="P1">規則演化</text:p>
          <draw:enhanced-geometry svg:viewBox="0 0 21600 21600" draw:text-areas="0 0 21600 21600" draw:type="pentagon-right" draw:modifiers="19725.763256561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6" draw:text-style-name="P5" xml:id="id1" draw:id="id1" draw:layer="layout" svg:width="3.4cm" svg:height="1.5cm" svg:x="1cm" svg:y="2.4cm">
          <text:p text:style-name="P2"><text:span text:style-name="T16">/</text:span><text:span text:style-name="T8">......</text:span><text:span text:style-name="T9">/</text:span></text:p>
          <text:p text:style-name="P2"><text:span text:style-name="T8">會有以下的符號</text:span></text:p>
        </draw:rect>
        <draw:custom-shape draw:style-name="gr1" draw:text-style-name="P7" xml:id="id2" draw:id="id2" draw:layer="layout" svg:width="2.8cm" svg:height="0.8cm" svg:x="6cm" svg:y="3.8cm">
          <text:p text:style-name="P1"><text:span text:style-name="T8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xml:id="id3" draw:id="id3" draw:layer="layout" svg:width="2.8cm" svg:height="0.8cm" svg:x="6cm" svg:y="4.9cm">
          <text:p text:style-name="P1"><text:span text:style-name="T8">(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xml:id="id4" draw:id="id4" draw:layer="layout" svg:width="2.8cm" svg:height="0.8cm" svg:x="6cm" svg:y="6.1cm">
          <text:p text:style-name="P1"><text:span text:style-name="T8">{...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xml:id="id5" draw:id="id5" draw:layer="layout" svg:width="2.8cm" svg:height="0.8cm" svg:x="6cm" svg:y="7.3cm">
          <text:p text:style-name="P1"><text:span text:style-name="T8">{*...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5" xml:id="id6" draw:id="id6" draw:layer="layout" svg:width="3.4cm" svg:height="1.5cm" svg:x="1cm" svg:y="8.4cm">
          <text:p text:style-name="P2"><text:span text:style-name="T16">(</text:span><text:span text:style-name="T8">......</text:span><text:span text:style-name="T9">)</text:span></text:p>
          <text:p text:style-name="P2"><text:span text:style-name="T8">會有以下的符號</text:span></text:p>
        </draw:rect>
        <draw:custom-shape draw:style-name="gr1" draw:text-style-name="P7" xml:id="id7" draw:id="id7" draw:layer="layout" svg:width="2.8cm" svg:height="0.8cm" svg:x="6cm" svg:y="9.4cm">
          <text:p text:style-name="P1"><text:span text:style-name="T8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xml:id="id8" draw:id="id8" draw:layer="layout" svg:width="2.8cm" svg:height="0.8cm" svg:x="6cm" svg:y="10.5cm">
          <text:p text:style-name="P1"><text:span text:style-name="T8">{...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xml:id="id9" draw:id="id9" draw:layer="layout" svg:width="2.8cm" svg:height="0.8cm" svg:x="6cm" svg:y="11.7cm">
          <text:p text:style-name="P1"><text:span text:style-name="T8">{*...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5" xml:id="id10" draw:id="id10" draw:layer="layout" svg:width="3.4cm" svg:height="1.5cm" svg:x="1cm" svg:y="13.5cm">
          <text:p text:style-name="P2"><text:span text:style-name="T16">{</text:span><text:span text:style-name="T17">...</text:span><text:span text:style-name="T16">}{*</text:span><text:span text:style-name="T17">...</text:span><text:span text:style-name="T16">}</text:span></text:p>
          <text:p text:style-name="P2"><text:span text:style-name="T8">會有以下的符號</text:span></text:p>
        </draw:rect>
        <draw:custom-shape draw:style-name="gr1" draw:text-style-name="P7" xml:id="id11" draw:id="id11" draw:layer="layout" svg:width="2.8cm" svg:height="0.8cm" svg:x="6cm" svg:y="15cm">
          <text:p text:style-name="P1"><text:span text:style-name="T8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4.4cm" svg:y1="3.15cm" svg:x2="6cm" svg:y2="4.2cm" draw:start-shape="id1" draw:start-glue-point="1" draw:end-shape="id2" draw:end-glue-point="3" svg:d="M4400 3150h800v1050h800">
          <text:p/>
        </draw:connector>
        <draw:connector draw:style-name="gr7" draw:text-style-name="P1" draw:layer="layout" svg:x1="4.4cm" svg:y1="3.15cm" svg:x2="6cm" svg:y2="5.3cm" draw:start-shape="id1" draw:start-glue-point="1" draw:end-shape="id3" draw:end-glue-point="3" svg:d="M4400 3150h800v2150h800">
          <text:p/>
        </draw:connector>
        <draw:connector draw:style-name="gr7" draw:text-style-name="P1" draw:layer="layout" svg:x1="4.4cm" svg:y1="3.15cm" svg:x2="6cm" svg:y2="6.5cm" draw:start-shape="id1" draw:start-glue-point="1" draw:end-shape="id4" svg:d="M4400 3150h800v3350h800">
          <text:p/>
        </draw:connector>
        <draw:connector draw:style-name="gr7" draw:text-style-name="P1" draw:layer="layout" svg:x1="4.4cm" svg:y1="3.15cm" svg:x2="6cm" svg:y2="7.7cm" draw:start-shape="id1" draw:start-glue-point="1" draw:end-shape="id5" draw:end-glue-point="3" svg:d="M4400 3150h800v4550h800">
          <text:p/>
        </draw:connector>
        <draw:connector draw:style-name="gr7" draw:text-style-name="P1" draw:layer="layout" svg:x1="4.4cm" svg:y1="9.15cm" svg:x2="6cm" svg:y2="9.8cm" draw:start-shape="id6" draw:start-glue-point="1" draw:end-shape="id7" draw:end-glue-point="3" svg:d="M4400 9150h800v650h800">
          <text:p/>
        </draw:connector>
        <draw:connector draw:style-name="gr7" draw:text-style-name="P1" draw:layer="layout" svg:x1="4.4cm" svg:y1="9.15cm" svg:x2="6cm" svg:y2="10.9cm" draw:start-shape="id6" draw:start-glue-point="1" draw:end-shape="id8" draw:end-glue-point="3" svg:d="M4400 9150h800v1750h800">
          <text:p/>
        </draw:connector>
        <draw:connector draw:style-name="gr7" draw:text-style-name="P1" draw:layer="layout" svg:x1="4.4cm" svg:y1="9.15cm" svg:x2="6cm" svg:y2="12.1cm" draw:start-shape="id6" draw:start-glue-point="1" draw:end-shape="id9" svg:d="M4400 9150h800v2950h800">
          <text:p/>
        </draw:connector>
        <draw:connector draw:style-name="gr7" draw:text-style-name="P1" draw:layer="layout" svg:x1="4.4cm" svg:y1="14.25cm" svg:x2="6cm" svg:y2="15.4cm" draw:start-shape="id10" draw:start-glue-point="1" draw:end-shape="id11" draw:end-glue-point="3" svg:d="M4400 14250h800v1150h800">
          <text:p/>
        </draw:connector>
      </draw:page>
      <draw:page draw:name="page10" draw:style-name="dp1" draw:master-page-name="預設">
        <draw:custom-shape draw:style-name="gr8" draw:text-style-name="P5" draw:layer="layout" svg:width="16.6cm" svg:height="11.3cm" svg:x="1.5cm" svg:y="1.5cm">
          <text:p text:style-name="P2"><text:span text:style-name="T8"/></text:p>
          <text:p text:style-name="P4"><text:span text:style-name="T8">// </text:span><text:span text:style-name="T8">取得 </text:span><text:span text:style-name="T8">keyList </text:span><text:span text:style-name="T8">的方法</text:span></text:p>
          <text:p text:style-name="P4"><text:span text:style-name="T8">// ( <text:s/>()) </text:span><text:span text:style-name="T8">這情況不要發生，會橫生更多難度</text:span></text:p>
          <text:p text:style-name="P4"><text:span text:style-name="T8">// </text:span><text:span text:style-name="T8">也沒必要</text:span></text:p>
          <text:p text:style-name="P4"><text:span text:style-name="T8"><text:s/></text:span></text:p>
          <text:p text:style-name="P4"><text:span text:style-name="T8">let reg = /^</text:span><text:span text:style-name="T18">([^/]*?)</text:span><text:span text:style-name="T9">\/</text:span><text:span text:style-name="T18">(?:_([^/]*?))?</text:span><text:span text:style-name="T9">\/</text:span><text:span text:style-name="T18">([^/]*?)</text:span><text:span text:style-name="T8">$/;</text:span></text:p>
          <text:p text:style-name="P4"><text:span text:style-name="T8">let strList = ["a/_b/c", "a//c"];</text:span></text:p>
          <text:p text:style-name="P4"><text:span text:style-name="T8"/></text:p>
          <text:p text:style-name="P4"><text:span text:style-name="T8"/></text:p>
          <text:p text:style-name="P4"><text:span text:style-name="T8">strList.forEach(function(str){</text:span></text:p>
          <text:p text:style-name="P4"><text:span text:style-name="T8"><text:s text:c="4"/></text:span><text:span text:style-name="T8">let res = reg.exec(str);</text:span></text:p>
          <text:p text:style-name="P4"><text:span text:style-name="T8"/></text:p>
          <text:p text:style-name="P4"><text:span text:style-name="T8"><text:s text:c="4"/></text:span><text:span text:style-name="T8">console.dir(res);</text:span></text:p>
          <text:p text:style-name="P4"><text:span text:style-name="T8"><text:s text:c="4"/></text:span><text:span text:style-name="T8">console.log("--------------");</text:span></text:p>
          <text:p text:style-name="P4"><text:span text:style-name="T8">});</text:span></text:p>
          <draw:enhanced-geometry svg:viewBox="0 0 21600 21600" draw:path-stretchpoint-x="10800" draw:path-stretchpoint-y="10800" draw:text-areas="?f3 ?f4 ?f5 ?f6" draw:type="round-rectangle" draw:modifiers="1030.904030512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1" draw:style-name="dp1" draw:master-page-name="預設">
        <draw:custom-shape draw:style-name="gr1" draw:text-style-name="P1" draw:layer="layout" svg:width="6.9cm" svg:height="2.2cm" svg:x="7.05cm" svg:y="13.75cm">
          <text:p text:style-name="P1">router規則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2" draw:style-name="dp1" draw:master-page-name="預設">
        <draw:custom-shape draw:style-name="gr1" draw:text-style-name="P1" draw:layer="layout" svg:width="5.6cm" svg:height="1.2cm" svg:x="0.003cm" svg:y="0.003cm">
          <text:p text:style-name="P1">流程歸納</text:p>
          <draw:enhanced-geometry svg:viewBox="0 0 21600 21600" draw:text-areas="0 0 21600 21600" draw:type="pentagon-right" draw:modifiers="19725.763256561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" draw:text-style-name="P8" xml:id="id12" draw:id="id12" draw:layer="layout" svg:width="4.8cm" svg:height="0.9cm" svg:x="1cm" svg:y="2.2cm">
          <text:p text:style-name="P1"><text:span text:style-name="T19">Block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xml:id="id13" draw:id="id13" draw:layer="layout" svg:width="7.5cm" svg:height="1.8cm" svg:x="4.8cm" svg:y="4.1cm">
          <text:p text:style-name="P3"><text:span text:style-name="T18">處理文字</text:span></text:p>
          <text:p text:style-name="P3"><text:span text:style-name="T8">將文字轉變成</text:span><text:span text:style-name="T8">nodelLis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4" draw:id="id14" draw:layer="layout" svg:width="7.5cm" svg:height="2.5cm" svg:x="4.8cm" svg:y="7cm">
          <text:p text:style-name="P3"><text:span text:style-name="T18">攤平</text:span><text:span text:style-name="T18">nodeList</text:span><text:span text:style-name="T8">(</text:span><text:span text:style-name="T8">攤平</text:span><text:span text:style-name="T8">ScratchNode)</text:span></text:p>
          <text:p text:style-name="P3"><text:span text:style-name="T8">檢規則查</text:span></text:p>
          <text:p text:style-name="P3"><text:span text:style-name="T8">取得使用者設定的 </text:span><text:span text:style-name="T8">key</text:span></text:p>
          <draw:enhanced-geometry svg:viewBox="0 0 21600 21600" draw:type="rectangle" draw:enhanced-path="M 0 0 L 21600 0 21600 21600 0 21600 0 0 Z N"/>
        </draw:custom-shape>
        <draw:custom-shape draw:style-name="gr2" draw:text-style-name="P9" xml:id="id15" draw:id="id15" draw:layer="layout" svg:width="7.5cm" svg:height="1.4cm" svg:x="4.8cm" svg:y="10.4cm">
          <text:p text:style-name="P3"><text:span text:style-name="T18">印出結果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3.4cm" svg:y1="3.1cm" svg:x2="4.8cm" svg:y2="5cm" draw:start-shape="id12" draw:start-glue-point="2" draw:end-shape="id13" draw:end-glue-point="3" svg:d="M3400 3100v1900h1400">
          <text:p/>
        </draw:connector>
        <draw:connector draw:style-name="gr10" draw:text-style-name="P1" draw:layer="layout" svg:x1="3.4cm" svg:y1="3.1cm" svg:x2="4.8cm" svg:y2="8.25cm" draw:start-shape="id12" draw:start-glue-point="2" draw:end-shape="id14" draw:end-glue-point="3" svg:d="M3400 3100v5150h1400">
          <text:p/>
        </draw:connector>
        <draw:connector draw:style-name="gr10" draw:text-style-name="P1" draw:layer="layout" svg:x1="3.4cm" svg:y1="3.1cm" svg:x2="4.8cm" svg:y2="11.1cm" draw:start-shape="id12" draw:start-glue-point="2" draw:end-shape="id15" draw:end-glue-point="3" svg:d="M3400 3100v8000h1400">
          <text:p/>
        </draw:connector>
        <draw:custom-shape draw:style-name="gr9" draw:text-style-name="P8" xml:id="id16" draw:id="id16" draw:layer="layout" svg:width="4.8cm" svg:height="0.9cm" svg:x="1.001cm" svg:y="13.2cm">
          <text:p text:style-name="P1"><text:span text:style-name="T19">Scratch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xml:id="id17" draw:id="id17" draw:layer="layout" svg:width="7.5cm" svg:height="1.8cm" svg:x="4.8cm" svg:y="15.1cm">
          <text:p text:style-name="P3"><text:span text:style-name="T18">處理文字</text:span></text:p>
          <text:p text:style-name="P3"><text:span text:style-name="T8">將文字轉變成</text:span><text:span text:style-name="T8">nodelList</text:span></text:p>
          <draw:enhanced-geometry svg:viewBox="0 0 21600 21600" draw:type="rectangle" draw:enhanced-path="M 0 0 L 21600 0 21600 21600 0 21600 0 0 Z N"/>
        </draw:custom-shape>
        <draw:custom-shape draw:style-name="gr2" draw:text-style-name="P9" xml:id="id18" draw:id="id18" draw:layer="layout" svg:width="7.5cm" svg:height="1.4cm" svg:x="4.8cm" svg:y="17.6cm">
          <text:p text:style-name="P3"><text:span text:style-name="T18">印出結果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3.401cm" svg:y1="14.1cm" svg:x2="4.8cm" svg:y2="16cm" draw:start-shape="id16" draw:start-glue-point="2" draw:end-shape="id17" svg:d="M3401 14100v1900h1399">
          <text:p/>
        </draw:connector>
        <draw:connector draw:style-name="gr10" draw:text-style-name="P1" draw:layer="layout" svg:x1="3.401cm" svg:y1="14.1cm" svg:x2="4.8cm" svg:y2="18.3cm" draw:start-shape="id16" draw:start-glue-point="2" draw:end-shape="id18" draw:end-glue-point="3" svg:d="M3401 14100v4200h1399">
          <text:p/>
        </draw:connector>
        <draw:custom-shape draw:style-name="gr9" draw:text-style-name="P8" xml:id="id19" draw:id="id19" draw:layer="layout" svg:width="4.8cm" svg:height="0.9cm" svg:x="1.002cm" svg:y="20.2cm">
          <text:p text:style-name="P1"><text:span text:style-name="T19">Variable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xml:id="id20" draw:id="id20" draw:layer="layout" svg:width="7.5cm" svg:height="1.8cm" svg:x="4.8cm" svg:y="22.1cm">
          <text:p text:style-name="P3"><text:span text:style-name="T18">處理文字</text:span></text:p>
          <text:p text:style-name="P3"><text:span text:style-name="T8">取出 </text:span><text:span text:style-name="T8">key</text:span></text:p>
          <draw:enhanced-geometry svg:viewBox="0 0 21600 21600" draw:type="rectangle" draw:enhanced-path="M 0 0 L 21600 0 21600 21600 0 21600 0 0 Z N"/>
        </draw:custom-shape>
        <draw:custom-shape draw:style-name="gr2" draw:text-style-name="P9" xml:id="id21" draw:id="id21" draw:layer="layout" svg:width="7.5cm" svg:height="1.4cm" svg:x="4.8cm" svg:y="24.6cm">
          <text:p text:style-name="P3"><text:span text:style-name="T18">印出結果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3.402cm" svg:y1="21.1cm" svg:x2="4.8cm" svg:y2="23cm" draw:start-shape="id19" draw:start-glue-point="2" draw:end-shape="id20" draw:end-glue-point="3" svg:d="M3402 21100v1900h1398">
          <text:p/>
        </draw:connector>
        <draw:connector draw:style-name="gr10" draw:text-style-name="P1" draw:layer="layout" svg:x1="3.402cm" svg:y1="21.1cm" svg:x2="4.8cm" svg:y2="25.3cm" draw:start-shape="id19" draw:start-glue-point="2" draw:end-shape="id21" draw:end-glue-point="3" svg:d="M3402 21100v4200h1398">
          <text:p/>
        </draw:connector>
      </draw:page>
      <draw:page draw:name="page13" draw:style-name="dp1" draw:master-page-name="預設">
        <draw:custom-shape draw:style-name="gr9" draw:text-style-name="P8" xml:id="id22" draw:id="id22" draw:layer="layout" svg:width="4.8cm" svg:height="0.9cm" svg:x="1.003cm" svg:y="1.7cm">
          <text:p text:style-name="P1"><text:span text:style-name="T19">VariablePlus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xml:id="id23" draw:id="id23" draw:layer="layout" svg:width="7.5cm" svg:height="1.8cm" svg:x="4.8cm" svg:y="3.4cm">
          <text:p text:style-name="P3"><text:span text:style-name="T18">處理文字</text:span></text:p>
          <text:p text:style-name="P3"><text:span text:style-name="T8">取出 </text:span><text:span text:style-name="T8">key</text:span></text:p>
          <draw:enhanced-geometry svg:viewBox="0 0 21600 21600" draw:type="rectangle" draw:enhanced-path="M 0 0 L 21600 0 21600 21600 0 21600 0 0 Z N"/>
        </draw:custom-shape>
        <draw:custom-shape draw:style-name="gr2" draw:text-style-name="P9" xml:id="id24" draw:id="id24" draw:layer="layout" svg:width="7.5cm" svg:height="1.4cm" svg:x="4.8cm" svg:y="5.9cm">
          <text:p text:style-name="P3"><text:span text:style-name="T18">印出結果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3.403cm" svg:y1="2.6cm" svg:x2="4.8cm" svg:y2="4.3cm" draw:start-shape="id22" draw:start-glue-point="2" draw:end-shape="id23" draw:end-glue-point="3" svg:d="M3403 2600v1700h1397">
          <text:p/>
        </draw:connector>
        <draw:connector draw:style-name="gr10" draw:text-style-name="P1" draw:layer="layout" svg:x1="3.403cm" svg:y1="2.6cm" svg:x2="4.8cm" svg:y2="6.6cm" draw:start-shape="id22" draw:start-glue-point="2" draw:end-shape="id24" draw:end-glue-point="3" svg:d="M3403 2600v4000h1397">
          <text:p/>
        </draw:connector>
        <draw:custom-shape draw:style-name="gr9" draw:text-style-name="P8" xml:id="id25" draw:id="id25" draw:layer="layout" svg:width="4.8cm" svg:height="0.9cm" svg:x="1.004cm" svg:y="9.1cm">
          <text:p text:style-name="P1"><text:span text:style-name="T19">String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xml:id="id26" draw:id="id26" draw:layer="layout" svg:width="7.5cm" svg:height="1.8cm" svg:x="4.8cm" svg:y="11.3cm">
          <text:p text:style-name="P3"><text:span text:style-name="T18">處理文字</text:span></text:p>
          <text:p text:style-name="P3"><text:span text:style-name="T8">取出 </text:span><text:span text:style-name="T8">key</text:span></text:p>
          <draw:enhanced-geometry svg:viewBox="0 0 21600 21600" draw:type="rectangle" draw:enhanced-path="M 0 0 L 21600 0 21600 21600 0 21600 0 0 Z N"/>
        </draw:custom-shape>
        <draw:custom-shape draw:style-name="gr2" draw:text-style-name="P9" xml:id="id27" draw:id="id27" draw:layer="layout" svg:width="7.5cm" svg:height="1.4cm" svg:x="4.8cm" svg:y="13.8cm">
          <text:p text:style-name="P3"><text:span text:style-name="T18">印出結果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3.404cm" svg:y1="10cm" svg:x2="4.8cm" svg:y2="12.2cm" draw:start-shape="id25" draw:start-glue-point="2" draw:end-shape="id26" draw:end-glue-point="3" svg:d="M3404 10000v2200h1396">
          <text:p/>
        </draw:connector>
        <draw:connector draw:style-name="gr10" draw:text-style-name="P1" draw:layer="layout" svg:x1="3.404cm" svg:y1="10cm" svg:x2="4.8cm" svg:y2="14.5cm" draw:start-shape="id25" draw:start-glue-point="2" draw:end-shape="id27" draw:end-glue-point="3" svg:d="M3404 10000v4500h1396">
          <text:p/>
        </draw:connector>
        <draw:custom-shape draw:style-name="gr2" draw:text-style-name="P6" xml:id="id29" draw:id="id29" draw:layer="layout" svg:width="11.1cm" svg:height="2.7cm" svg:x="4.8cm" svg:y="19.3cm">
          <text:p text:style-name="P3"><text:span text:style-name="T18">處理文字</text:span></text:p>
          <text:p text:style-name="P3"><text:span text:style-name="T20">把文字先變成節點</text:span><text:span text:style-name="T8"><text:tab/></text:span></text:p>
          <text:p text:style-name="P3"><text:span text:style-name="T8">generateNodes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28" draw:id="id28" draw:layer="layout" svg:width="4.8cm" svg:height="0.9cm" svg:x="1.005cm" svg:y="17.9cm">
          <text:p text:style-name="P1"><text:span text:style-name="T19">整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xml:id="id30" draw:id="id30" draw:layer="layout" svg:width="11.1cm" svg:height="1.8cm" svg:x="4.8cm" svg:y="22.8cm">
          <text:p text:style-name="P3"><text:span text:style-name="T18">攤平子節點</text:span><text:span text:style-name="T20">(</text:span><text:span text:style-name="T20">取出</text:span><text:span text:style-name="T20">key)(</text:span><text:span text:style-name="T20">檢查變數合法性</text:span><text:span text:style-name="T20">)</text:span><text:span text:style-name="T8"><text:tab/></text:span></text:p>
          <text:p text:style-name="P3"><text:span text:style-name="T8">Flatten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31" draw:id="id31" draw:layer="layout" svg:width="11.1cm" svg:height="1.8cm" svg:x="4.8cm" svg:y="25.3cm">
          <text:p text:style-name="P3"><text:span text:style-name="T18">印出文字</text:span><text:span text:style-name="T8"><text:tab/></text:span></text:p>
          <text:p text:style-name="P3"><text:span text:style-name="T8">printReg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3.405cm" svg:y1="18.8cm" svg:x2="4.8cm" svg:y2="20.65cm" draw:start-shape="id28" draw:start-glue-point="2" draw:end-shape="id29" draw:end-glue-point="3" svg:d="M3405 18800v1850h1395">
          <text:p/>
        </draw:connector>
        <draw:connector draw:style-name="gr10" draw:text-style-name="P1" draw:layer="layout" svg:x1="3.405cm" svg:y1="18.8cm" svg:x2="4.8cm" svg:y2="23.7cm" draw:start-shape="id28" draw:start-glue-point="2" draw:end-shape="id30" draw:end-glue-point="3" svg:d="M3405 18800v4900h1395">
          <text:p/>
        </draw:connector>
        <draw:connector draw:style-name="gr10" draw:text-style-name="P1" draw:layer="layout" svg:x1="3.405cm" svg:y1="18.8cm" svg:x2="4.8cm" svg:y2="26.2cm" draw:start-shape="id28" draw:start-glue-point="2" draw:end-shape="id31" draw:end-glue-point="3" svg:d="M3405 18800v7400h1395">
          <text:p/>
        </draw:connector>
      </draw:page>
      <draw:page draw:name="page14" draw:style-name="dp1" draw:master-page-name="預設">
        <draw:custom-shape draw:style-name="gr1" draw:text-style-name="P1" draw:layer="layout" svg:width="5.6cm" svg:height="1.2cm" svg:x="0.004cm" svg:y="0.004cm">
          <text:p text:style-name="P1">流程</text:p>
          <draw:enhanced-geometry svg:viewBox="0 0 21600 21600" draw:text-areas="0 0 21600 21600" draw:type="pentagon-right" draw:modifiers="19725.763256561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11" draw:text-style-name="P7" xml:id="id34" draw:id="id34" draw:layer="layout" svg:width="5.5cm" svg:height="0.7cm" svg:x="2.1cm" svg:y="2.4cm">
          <text:p text:style-name="P1"><text:span text:style-name="T8">url</text:span></text:p>
        </draw:rect>
        <draw:rect draw:style-name="gr7" draw:text-style-name="P7" xml:id="id35" draw:id="id35" draw:layer="layout" svg:width="6.8cm" svg:height="1cm" svg:x="2.1cm" svg:y="5.2cm">
          <text:p/>
        </draw:rect>
        <draw:custom-shape draw:style-name="gr9" draw:text-style-name="P7" xml:id="id32" draw:id="id32" draw:layer="layout" svg:width="1.9cm" svg:height="0.7cm" svg:x="2.3cm" svg:y="5.35cm">
          <text:p text:style-name="P1"><text:span text:style-name="T8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9cm" svg:height="0.7cm" svg:x="4.6cm" svg:y="5.351cm">
          <text:p text:style-name="P1"><text:span text:style-name="T8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8cm" svg:height="0.7cm" svg:x="6.8cm" svg:y="5.352cm">
          <text:p text:style-name="P1"><text:span text:style-name="T8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33" draw:id="id33" draw:layer="layout" svg:width="7.2cm" svg:height="1.4cm" svg:x="1.7cm" svg:y="9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xml:id="id39" draw:id="id39" draw:layer="layout" svg:width="1.6cm" svg:height="1cm" svg:x="4.3cm" svg:y="9.8cm">
          <text:p text:style-name="P1"><text:span text:style-name="T8">{A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7" draw:layer="layout" draw:type="curve" svg:x1="3.25cm" svg:y1="6.05cm" svg:x2="5.3cm" svg:y2="9.6cm" draw:start-shape="id32" draw:start-glue-point="2" draw:end-shape="id33" draw:end-glue-point="0" svg:d="M3250 6050c0 2664 2050 889 2050 3550">
          <text:p text:style-name="P1"><text:span text:style-name="T18">Block</text:span><text:span text:style-name="T8">解析</text:span></text:p>
          <text:p text:style-name="P1"><text:span text:style-name="T8">(</text:span><text:span text:style-name="T8">可動用優先權的方法</text:span><text:span text:style-name="T8">0</text:span><text:span text:style-name="T8">以下</text:span><text:span text:style-name="T8">)</text:span></text:p>
        </draw:connector>
        <draw:custom-shape draw:style-name="gr13" draw:text-style-name="P7" xml:id="id37" draw:id="id37" draw:layer="layout" svg:width="1.6cm" svg:height="1cm" svg:x="2.2cm" svg:y="9.8cm">
          <text:p text:style-name="P1"><text:span text:style-name="T8">xy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xml:id="id41" draw:id="id41" draw:layer="layout" svg:width="2.1cm" svg:height="1cm" svg:x="6.2cm" svg:y="9.8cm">
          <text:p text:style-name="P1"><text:span text:style-name="T8">(.{file}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type="curve" svg:x1="2.1cm" svg:y1="2.75cm" svg:x2="2.1cm" svg:y2="5.7cm" draw:start-shape="id34" draw:start-glue-point="3" draw:end-shape="id35" draw:end-glue-point="3" svg:d="M2100 2750c-751 0-751 2950 0 2950">
          <text:p/>
        </draw:connector>
        <draw:custom-shape draw:style-name="gr16" draw:text-style-name="P7" xml:id="id36" draw:id="id36" draw:layer="layout" svg:width="5.6cm" svg:height="0.8cm" svg:x="11cm" svg:y="1.7cm">
          <text:p text:style-name="P1"><text:span text:style-name="T8">/xyz{A}(.{file})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s" svg:x1="8.9cm" svg:y1="10.3cm" svg:x2="11cm" svg:y2="2.1cm" draw:start-shape="id33" draw:start-glue-point="1" draw:end-shape="id36" draw:end-glue-point="3" svg:d="M8900 10300h502l1097-8200h501">
          <text:p/>
        </draw:connector>
        <draw:custom-shape draw:style-name="gr17" draw:text-style-name="P7" xml:id="id47" draw:id="id47" draw:layer="layout" svg:width="3.6cm" svg:height="0.9cm" svg:x="10.8cm" svg:y="4.1cm">
          <text:p text:style-name="P1"><text:span text:style-name="T8">分析節點方法</text:span></text:p>
          <draw:enhanced-geometry svg:viewBox="0 0 21600 21600" draw:type="rectangle" draw:enhanced-path="M 0 0 L 21600 0 21600 21600 0 21600 0 0 Z N"/>
        </draw:custom-shape>
        <draw:custom-shape draw:style-name="gr1" draw:text-style-name="P7" xml:id="id48" draw:id="id48" draw:layer="layout" svg:width="6cm" svg:height="0.7cm" svg:x="14cm" svg:y="5.9cm">
          <text:p text:style-name="P1"><text:span text:style-name="T8">(</text:span><text:span text:style-name="T8">優先權</text:span><text:span text:style-name="T8">0)</text:span><text:span text:style-name="T8">分析</text:span><text:span text:style-name="T8">()</text:span></text:p>
          <draw:enhanced-geometry svg:viewBox="0 0 21600 21600" draw:type="rectangle" draw:enhanced-path="M 0 0 L 21600 0 21600 21600 0 21600 0 0 Z N"/>
        </draw:custom-shape>
        <draw:custom-shape draw:style-name="gr1" draw:text-style-name="P7" xml:id="id49" draw:id="id49" draw:layer="layout" svg:width="6cm" svg:height="0.7cm" svg:x="14cm" svg:y="7.5cm">
          <text:p text:style-name="P1"><text:span text:style-name="T8">(</text:span><text:span text:style-name="T8">優先權</text:span><text:span text:style-name="T8">1)</text:span><text:span text:style-name="T8">分析</text:span><text:span text:style-name="T8">{...}</text:span></text:p>
          <draw:enhanced-geometry svg:viewBox="0 0 21600 21600" draw:type="rectangle" draw:enhanced-path="M 0 0 L 21600 0 21600 21600 0 21600 0 0 Z N"/>
        </draw:custom-shape>
        <draw:custom-shape draw:style-name="gr1" draw:text-style-name="P7" xml:id="id50" draw:id="id50" draw:layer="layout" svg:width="6cm" svg:height="0.7cm" svg:x="14cm" svg:y="9cm">
          <text:p text:style-name="P1"><text:span text:style-name="T8">(</text:span><text:span text:style-name="T8">優先權</text:span><text:span text:style-name="T8">1)</text:span><text:span text:style-name="T8">分析</text:span><text:span text:style-name="T8">{*...}</text:span></text:p>
          <draw:enhanced-geometry svg:viewBox="0 0 21600 21600" draw:type="rectangle" draw:enhanced-path="M 0 0 L 21600 0 21600 21600 0 21600 0 0 Z N"/>
        </draw:custom-shape>
        <draw:custom-shape draw:style-name="gr1" draw:text-style-name="P7" xml:id="id51" draw:id="id51" draw:layer="layout" svg:width="6cm" svg:height="0.7cm" svg:x="14cm" svg:y="10.4cm">
          <text:p text:style-name="P1"><text:span text:style-name="T8">(</text:span><text:span text:style-name="T8">優先權</text:span><text:span text:style-name="T8">2)</text:span><text:span text:style-name="T8">分析</text:span><text:span text:style-name="T8">string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38" draw:id="id38" draw:layer="layout" svg:width="1.6cm" svg:height="1cm" svg:x="1.9cm" svg:y="13.4cm">
          <text:p text:style-name="P1"><text:span text:style-name="T8">s(xyz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xml:id="id40" draw:id="id40" draw:layer="layout" svg:width="1.6cm" svg:height="1cm" svg:x="4.3cm" svg:y="13.4cm">
          <text:p text:style-name="P1"><text:span text:style-name="T8">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xml:id="id42" draw:id="id42" draw:layer="layout" svg:width="3.7cm" svg:height="1cm" svg:x="9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xml:id="id43" draw:id="id43" draw:layer="layout" svg:width="1cm" svg:height="0.7cm" svg:x="9.2cm" svg:y="13.55cm">
          <text:p text:style-name="P1"><text:span text:style-name="T8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xml:id="id45" draw:id="id45" draw:layer="layout" svg:width="1.6cm" svg:height="0.7cm" svg:x="10.7cm" svg:y="13.55cm">
          <text:p text:style-name="P1"><text:span text:style-name="T8">{file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7" draw:layer="layout" draw:type="lines" svg:x1="3cm" svg:y1="10.8cm" svg:x2="2.7cm" svg:y2="13.4cm" draw:start-shape="id37" draw:start-glue-point="2" draw:end-shape="id38" draw:end-glue-point="0" svg:d="M3000 10800v501l-300 1598v501">
          <text:p text:style-name="P1"><text:span text:style-name="T8">直接解析</text:span></text:p>
        </draw:connector>
        <draw:connector draw:style-name="gr14" draw:text-style-name="P7" draw:layer="layout" draw:type="lines" svg:x1="5.1cm" svg:y1="10.8cm" svg:x2="5.1cm" svg:y2="13.4cm" draw:start-shape="id39" draw:start-glue-point="2" draw:end-shape="id40" draw:end-glue-point="0" svg:d="M5100 10800v501 1598 501">
          <text:p text:style-name="P1"><text:span text:style-name="T8">直接解析</text:span></text:p>
        </draw:connector>
        <draw:connector draw:style-name="gr14" draw:text-style-name="P1" draw:layer="layout" draw:type="curve" svg:x1="7.25cm" svg:y1="10.8cm" svg:x2="10.85cm" svg:y2="13.4cm" draw:start-shape="id41" draw:start-glue-point="2" draw:end-shape="id42" draw:end-glue-point="0" svg:d="M7250 10800c0 2100 3600 800 3600 2600">
          <text:p text:style-name="P1"><text:span text:style-name="T8">()</text:span><text:span text:style-name="T8">解析</text:span></text:p>
          <text:p text:style-name="P1"><text:span text:style-name="T8">(</text:span><text:span text:style-name="T8">可動用優先權的方法</text:span><text:span text:style-name="T8">1</text:span><text:span text:style-name="T8">以下</text:span><text:span text:style-name="T8">)</text:span></text:p>
          <text:p text:style-name="P1"/>
        </draw:connector>
        <draw:custom-shape draw:style-name="gr13" draw:text-style-name="P7" xml:id="id44" draw:id="id44" draw:layer="layout" svg:width="1.6cm" svg:height="1cm" svg:x="9cm" svg:y="17.9cm">
          <text:p text:style-name="P1"><text:span text:style-name="T8">S(.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xml:id="id46" draw:id="id46" draw:layer="layout" svg:width="1.6cm" svg:height="1cm" svg:x="12.3cm" svg:y="17.9cm">
          <text:p text:style-name="P1"><text:span text:style-name="T8">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7" draw:layer="layout" draw:type="lines" svg:x1="9.7cm" svg:y1="14.25cm" svg:x2="9.8cm" svg:y2="17.9cm" draw:start-shape="id43" draw:start-glue-point="2" draw:end-shape="id44" draw:end-glue-point="0" svg:d="M9700 14250v501l100 2648v501">
          <text:p text:style-name="P1"><text:span text:style-name="T8">直接解析</text:span></text:p>
        </draw:connector>
        <draw:connector draw:style-name="gr14" draw:text-style-name="P7" draw:layer="layout" draw:type="lines" svg:x1="11.5cm" svg:y1="14.25cm" svg:x2="13.1cm" svg:y2="17.9cm" draw:start-shape="id45" draw:start-glue-point="2" draw:end-shape="id46" draw:end-glue-point="0" svg:d="M11500 14250v501l1600 2648v501">
          <text:p text:style-name="P1"><text:span text:style-name="T8">直接解析</text:span></text:p>
        </draw:connector>
        <draw:connector draw:style-name="gr10" draw:text-style-name="P1" draw:layer="layout" svg:x1="12.6cm" svg:y1="5cm" svg:x2="14cm" svg:y2="6.25cm" draw:start-shape="id47" draw:start-glue-point="2" draw:end-shape="id48" draw:end-glue-point="3" svg:d="M12600 5000v1250h1400">
          <text:p/>
        </draw:connector>
        <draw:connector draw:style-name="gr10" draw:text-style-name="P1" draw:layer="layout" svg:x1="12.6cm" svg:y1="5cm" svg:x2="14cm" svg:y2="7.85cm" draw:start-shape="id47" draw:start-glue-point="2" draw:end-shape="id49" draw:end-glue-point="3" svg:d="M12600 5000v2850h1400">
          <text:p/>
        </draw:connector>
        <draw:connector draw:style-name="gr10" draw:text-style-name="P1" draw:layer="layout" svg:x1="12.6cm" svg:y1="5cm" svg:x2="14cm" svg:y2="9.35cm" draw:start-shape="id47" draw:start-glue-point="2" draw:end-shape="id50" draw:end-glue-point="3" svg:d="M12600 5000v4350h1400">
          <text:p/>
        </draw:connector>
        <draw:connector draw:style-name="gr10" draw:text-style-name="P1" draw:layer="layout" svg:x1="12.6cm" svg:y1="5cm" svg:x2="14cm" svg:y2="10.75cm" draw:start-shape="id47" draw:start-glue-point="2" draw:end-shape="id51" draw:end-glue-point="3" svg:d="M12600 5000v5750h1400">
          <text:p/>
        </draw:connector>
      </draw:page>
      <draw:page draw:name="page15" draw:style-name="dp1" draw:master-page-name="預設">
        <draw:custom-shape draw:style-name="gr1" draw:text-style-name="P1" draw:layer="layout" svg:width="6.9cm" svg:height="2.2cm" svg:x="7.051cm" svg:y="13.751cm">
          <text:p text:style-name="P1">router運作流程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6" draw:style-name="dp1" draw:master-page-name="預設">
        <draw:custom-shape draw:style-name="gr1" draw:text-style-name="P10" draw:layer="layout" svg:width="7cm" svg:height="1.4cm" svg:x="0cm" svg:y="0cm">
          <text:p text:style-name="P1"><text:span text:style-name="T21">建構程序</text:span></text:p>
          <draw:enhanced-geometry svg:viewBox="0 0 21600 21600" draw:text-areas="0 0 21600 21600" draw:type="pentagon-right" draw:modifiers="18773.889444365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11" draw:text-style-name="P7" xml:id="id59" draw:id="id59" draw:layer="layout" svg:width="5.1cm" svg:height="1.3cm" svg:x="1.2cm" svg:y="2.8cm">
          <text:p text:style-name="P1"><text:span text:style-name="T8">使用者使用哪種規則模式</text:span></text:p>
        </draw:rect>
        <draw:rect draw:style-name="gr11" draw:text-style-name="P7" xml:id="id60" draw:id="id60" draw:layer="layout" svg:width="5.1cm" svg:height="1.3cm" svg:x="6.8cm" svg:y="2.8cm">
          <text:p text:style-name="P1"><text:span text:style-name="T8">使用者設定的</text:span></text:p>
          <text:p text:style-name="P1"><text:span text:style-name="T8">router-&gt;action </text:span><text:span text:style-name="T8">對應</text:span></text:p>
        </draw:rect>
        <draw:rect draw:style-name="gr19" draw:text-style-name="P8" xml:id="id52" draw:id="id52" draw:layer="layout" svg:width="4.8cm" svg:height="1.2cm" svg:x="6.3cm" svg:y="5.7cm">
          <text:p text:style-name="P1"><text:span text:style-name="T19">產生</text:span><text:span text:style-name="T19">ruleList</text:span></text:p>
        </draw:rect>
        <draw:custom-shape draw:style-name="gr20" draw:text-style-name="P1" xml:id="id53" draw:id="id53" draw:layer="layout" svg:width="3.8cm" svg:height="1.2cm" svg:x="1.8cm" svg:y="9cm">
          <text:p text:style-name="P1">ruleItem</text:p>
          <draw:enhanced-geometry svg:viewBox="0 0 21600 21600" draw:type="rectangle" draw:enhanced-path="M 0 0 L 21600 0 21600 21600 0 21600 0 0 Z N"/>
        </draw:custom-shape>
        <draw:custom-shape draw:style-name="gr1" draw:text-style-name="P8" xml:id="id54" draw:id="id54" draw:layer="layout" svg:width="5.7cm" svg:height="1.2cm" svg:x="5.9cm" svg:y="11.3cm">
          <text:p text:style-name="P1"><text:span text:style-name="T19">規則檢測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55" draw:id="id55" draw:layer="layout" svg:width="5.7cm" svg:height="1.2cm" svg:x="5.9cm" svg:y="13.2cm">
          <text:p text:style-name="P1"><text:span text:style-name="T19">規則</text:span></text:p>
          <draw:enhanced-geometry svg:viewBox="0 0 21600 21600" draw:type="rectangle" draw:enhanced-path="M 0 0 L 21600 0 21600 21600 0 21600 0 0 Z N"/>
        </draw:custom-shape>
        <draw:rect draw:style-name="gr11" draw:text-style-name="P7" xml:id="id61" draw:id="id61" draw:layer="layout" svg:width="5.1cm" svg:height="1.3cm" svg:x="13cm" svg:y="2.8cm">
          <text:p text:style-name="P1"><text:span text:style-name="T8">能否允許一個狀況</text:span></text:p>
          <text:p text:style-name="P1"><text:span text:style-name="T8">多個解</text:span></text:p>
        </draw:rect>
        <draw:connector draw:style-name="gr21" draw:text-style-name="P1" draw:layer="layout" draw:type="curve" svg:x1="8.7cm" svg:y1="6.9cm" svg:x2="3.7cm" svg:y2="9cm" draw:start-shape="id52" draw:start-glue-point="2" draw:end-shape="id53" svg:d="M8700 6900c0 1575-5000 525-5000 2100">
          <text:p/>
        </draw:connector>
        <draw:custom-shape draw:style-name="gr1" draw:text-style-name="P8" xml:id="id56" draw:id="id56" draw:layer="layout" svg:width="5.7cm" svg:height="1.2cm" svg:x="5.9cm" svg:y="15cm">
          <text:p text:style-name="P1"><text:span text:style-name="T19">使用者設定的 </text:span><text:span text:style-name="T19">key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57" draw:id="id57" draw:layer="layout" svg:width="5.7cm" svg:height="1.7cm" svg:x="5.9cm" svg:y="16.8cm">
          <text:p text:style-name="P1"><text:span text:style-name="T19">網址中取得的參數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3.7cm" svg:y1="10.2cm" svg:x2="5.9cm" svg:y2="11.9cm" draw:start-shape="id53" draw:start-glue-point="2" draw:end-shape="id54" draw:end-glue-point="3" svg:d="M3700 10200v1700h2200">
          <text:p/>
        </draw:connector>
        <draw:connector draw:style-name="gr10" draw:text-style-name="P1" draw:layer="layout" svg:x1="3.7cm" svg:y1="10.2cm" svg:x2="5.9cm" svg:y2="13.8cm" draw:start-shape="id53" draw:start-glue-point="2" draw:end-shape="id55" draw:end-glue-point="3" svg:d="M3700 10200v3600h2200">
          <text:p/>
        </draw:connector>
        <draw:connector draw:style-name="gr10" draw:text-style-name="P1" draw:layer="layout" svg:x1="3.7cm" svg:y1="10.2cm" svg:x2="5.9cm" svg:y2="15.6cm" draw:start-shape="id53" draw:start-glue-point="2" draw:end-shape="id56" draw:end-glue-point="3" svg:d="M3700 10200v5400h2200">
          <text:p/>
        </draw:connector>
        <draw:connector draw:style-name="gr10" draw:text-style-name="P1" draw:layer="layout" svg:x1="3.7cm" svg:y1="10.2cm" svg:x2="5.9cm" svg:y2="17.65cm" draw:start-shape="id53" draw:start-glue-point="2" draw:end-shape="id57" draw:end-glue-point="3" svg:d="M3700 10200v7450h2200">
          <text:p/>
        </draw:connector>
        <draw:custom-shape draw:style-name="gr1" draw:text-style-name="P8" xml:id="id58" draw:id="id58" draw:layer="layout" svg:width="5.7cm" svg:height="1.2cm" svg:x="5.9cm" svg:y="19.6cm">
          <text:p text:style-name="P1"><text:span text:style-name="T19">使用者設定的</text:span><text:span text:style-name="T19">callback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3.7cm" svg:y1="10.2cm" svg:x2="5.9cm" svg:y2="20.2cm" draw:start-shape="id53" draw:start-glue-point="2" draw:end-shape="id58" draw:end-glue-point="3" svg:d="M3700 10200v10000h2200">
          <text:p/>
        </draw:connector>
        <draw:connector draw:style-name="gr10" draw:text-style-name="P1" draw:layer="layout" draw:type="lines" svg:x1="3.75cm" svg:y1="4.1cm" svg:x2="6.3cm" svg:y2="6.3cm" draw:start-shape="id59" draw:start-glue-point="2" draw:end-shape="id52" svg:d="M3750 4100v501l2049 1699h501">
          <text:p/>
        </draw:connector>
        <draw:connector draw:style-name="gr10" draw:text-style-name="P1" draw:layer="layout" draw:type="lines" svg:x1="9.35cm" svg:y1="4.1cm" svg:x2="8.7cm" svg:y2="5.7cm" draw:start-shape="id60" draw:start-glue-point="2" draw:end-shape="id52" draw:end-glue-point="0" svg:d="M9350 4100v501l-650 598v501">
          <text:p/>
        </draw:connector>
        <draw:connector draw:style-name="gr10" draw:text-style-name="P1" draw:layer="layout" draw:type="lines" svg:x1="15.55cm" svg:y1="4.1cm" svg:x2="11.1cm" svg:y2="6.3cm" draw:start-shape="id61" draw:start-glue-point="2" draw:end-shape="id52" draw:end-glue-point="1" svg:d="M15550 4100v501l-3949 1699h-501">
          <text:p/>
        </draw:connector>
        <draw:rect draw:style-name="gr11" draw:text-style-name="P7" draw:layer="layout" svg:width="5.1cm" svg:height="1.3cm" svg:x="14.9cm" svg:y="5.7cm">
          <text:p text:style-name="P1"><text:span text:style-name="T8">是否以</text:span><text:span text:style-name="T8">server</text:span><text:span text:style-name="T8">模式運行</text:span></text:p>
        </draw:rect>
      </draw:page>
      <draw:page draw:name="page17" draw:style-name="dp1" draw:master-page-name="預設">
        <draw:custom-shape draw:style-name="gr1" draw:text-style-name="P10" draw:layer="layout" svg:width="7cm" svg:height="1cm" svg:x="0.001cm" svg:y="13.9cm">
          <text:p text:style-name="P10"><text:span text:style-name="T21">以</text:span><text:span text:style-name="T21">query</text:span><text:span text:style-name="T21">格式為規則</text:span></text:p>
          <draw:enhanced-geometry svg:viewBox="0 0 21600 21600" draw:text-areas="0 0 21600 21600" draw:type="pentagon-right" draw:modifiers="19699.471504070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11" draw:text-style-name="P7" draw:layer="layout" svg:width="11.5cm" svg:height="1.1cm" svg:x="1cm" svg:y="16.5cm">
          <text:p text:style-name="P1"><text:span text:style-name="T8">格式</text:span><text:span text:style-name="T8">:</text:span><text:span text:style-name="T8">網址</text:span><text:span text:style-name="T8">#a=...&amp;b=...&amp;c=...</text:span></text:p>
        </draw:rect>
        <draw:rect draw:style-name="gr11" draw:text-style-name="P7" xml:id="id62" draw:id="id62" draw:layer="layout" svg:width="3.7cm" svg:height="1.1cm" svg:x="1cm" svg:y="18.55cm">
          <text:p text:style-name="P1"><text:span text:style-name="T8">rulrItem</text:span><text:span text:style-name="T8">規則設定</text:span></text:p>
        </draw:rect>
        <draw:rect draw:style-name="gr22" draw:text-style-name="P8" xml:id="id63" draw:id="id63" draw:layer="layout" svg:width="5.3cm" svg:height="1.2cm" svg:x="7.4cm" svg:y="20.3cm">
          <text:p text:style-name="P1"><text:span text:style-name="T19">{a:5, b:6}, callback</text:span></text:p>
        </draw:rect>
        <draw:rect draw:style-name="gr22" draw:text-style-name="P8" xml:id="id64" draw:id="id64" draw:layer="layout" svg:width="5.3cm" svg:height="1.2cm" svg:x="7.4cm" svg:y="23.1cm">
          <text:p text:style-name="P1"><text:span text:style-name="T19">{a:/.*/, b:/\d+/}, callback</text:span></text:p>
        </draw:rect>
        <draw:connector draw:style-name="gr10" draw:text-style-name="P1" draw:layer="layout" svg:x1="4.7cm" svg:y1="19.1cm" svg:x2="7.4cm" svg:y2="20.9cm" draw:start-shape="id62" draw:start-glue-point="1" draw:end-shape="id63" svg:d="M4700 19100h1350v1800h1350">
          <text:p/>
        </draw:connector>
        <draw:connector draw:style-name="gr10" draw:text-style-name="P1" draw:layer="layout" svg:x1="4.7cm" svg:y1="19.1cm" svg:x2="7.4cm" svg:y2="23.7cm" draw:start-shape="id62" draw:start-glue-point="1" draw:end-shape="id64" draw:end-glue-point="3" svg:d="M4700 19100h1350v4600h1350">
          <text:p/>
        </draw:connector>
        <draw:custom-shape draw:style-name="gr1" draw:text-style-name="P10" draw:layer="layout" svg:width="7cm" svg:height="1cm" svg:x="0.002cm" svg:y="0cm">
          <text:p text:style-name="P10"><text:span text:style-name="T21">以</text:span><text:span text:style-name="T21">reg</text:span><text:span text:style-name="T21">格式為規則</text:span></text:p>
          <draw:enhanced-geometry svg:viewBox="0 0 21600 21600" draw:text-areas="0 0 21600 21600" draw:type="pentagon-right" draw:modifiers="19699.471504070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3" draw:text-style-name="P5" draw:layer="layout" svg:width="4.249cm" svg:height="2.3cm" svg:x="14.451cm" svg:y="24.5cm">
          <text:p text:style-name="P5">A: 可有可無</text:p>
          <text:p text:style-name="P5">B: 必須是數字</text:p>
          <draw:enhanced-geometry svg:viewBox="0 0 21600 21600" draw:mirror-horizontal="false" draw:type="line-callout-1" draw:modifiers="-10927.0588235294 -4693.61147327249 -1270.58823529412 5200.5215123859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1" draw:text-style-name="P7" xml:id="id65" draw:id="id65" draw:layer="layout" svg:width="3.7cm" svg:height="1.1cm" svg:x="1cm" svg:y="2.3cm">
          <text:p text:style-name="P1"><text:span text:style-name="T8">rulrItem</text:span><text:span text:style-name="T8">規則設定</text:span></text:p>
        </draw:rect>
        <draw:rect draw:style-name="gr22" draw:text-style-name="P8" xml:id="id66" draw:id="id66" draw:layer="layout" svg:width="5.3cm" svg:height="1.2cm" svg:x="7.4cm" svg:y="4.5cm">
          <text:p text:style-name="P1"><text:span text:style-name="T19">reg, callback</text:span></text:p>
        </draw:rect>
        <draw:rect draw:style-name="gr22" draw:text-style-name="P8" xml:id="id67" draw:id="id67" draw:layer="layout" svg:width="5.3cm" svg:height="1.2cm" svg:x="7.4cm" svg:y="7.3cm">
          <text:p text:style-name="P1"><text:span text:style-name="T19">regString, callback</text:span></text:p>
        </draw:rect>
        <draw:connector draw:style-name="gr10" draw:text-style-name="P1" draw:layer="layout" svg:x1="2.85cm" svg:y1="3.4cm" svg:x2="7.4cm" svg:y2="5.1cm" draw:start-shape="id65" draw:start-glue-point="2" draw:end-shape="id66" draw:end-glue-point="3" svg:d="M2850 3400v1700h4550">
          <text:p/>
        </draw:connector>
        <draw:connector draw:style-name="gr10" draw:text-style-name="P1" draw:layer="layout" svg:x1="2.85cm" svg:y1="3.4cm" svg:x2="7.4cm" svg:y2="7.9cm" draw:start-shape="id65" draw:start-glue-point="2" draw:end-shape="id67" draw:end-glue-point="3" svg:d="M2850 3400v4500h4550">
          <text:p/>
        </draw:connector>
      </draw:page>
      <draw:page draw:name="page18" draw:style-name="dp1" draw:master-page-name="預設">
        <draw:custom-shape draw:style-name="gr1" draw:text-style-name="P8" draw:layer="layout" svg:width="4.5cm" svg:height="1.4cm" svg:x="1cm" svg:y="1.2cm">
          <text:p text:style-name="P1"><text:span text:style-name="T19">偵測網址變動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16T15:32:48.72</meta:creation-date>
    <dc:date>2018-11-22T17:02:14.94</dc:date>
    <meta:editing-duration>PT13H45M27S</meta:editing-duration>
    <meta:editing-cycles>83</meta:editing-cycles>
    <meta:generator>OpenOffice/4.1.5$Win32 OpenOffice.org_project/415m1$Build-9789</meta:generator>
    <meta:document-statistic meta:object-count="152"/>
  </office:meta>
</office:document-meta>
</file>